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f" loext:opacity="100%" fo:letter-spacing="normal"/>
    </style:style>
    <style:style style:name="P8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9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5" style:family="paragraph" style:parent-style-name="Text_20_body" style:list-style-name="L2">
      <style:paragraph-properties fo:margin-top="0cm" fo:margin-bottom="0.423cm" style:contextual-spacing="false" fo:orphans="2" fo:widows="2"/>
    </style:style>
    <style:style style:name="P16" style:family="paragraph" style:parent-style-name="Text_20_body" style:list-style-name="L3">
      <style:paragraph-properties fo:margin-top="0cm" fo:margin-bottom="0.423cm" style:contextual-spacing="false" fo:orphans="2" fo:widows="2"/>
    </style:style>
    <style:style style:name="P17" style:family="paragraph" style:parent-style-name="Text_20_body" style:list-style-name="L4">
      <style:paragraph-properties fo:margin-top="0cm" fo:margin-bottom="0.423cm" style:contextual-spacing="false" fo:orphans="2" fo:widows="2"/>
    </style:style>
    <style:style style:name="P18" style:family="paragraph" style:parent-style-name="Text_20_body" style:list-style-name="L5">
      <style:paragraph-properties fo:margin-top="0cm" fo:margin-bottom="0.423cm" style:contextual-spacing="false" fo:orphans="2" fo:widows="2"/>
    </style:style>
    <style:style style:name="P19" style:family="paragraph" style:parent-style-name="Text_20_body" style:list-style-name="L6">
      <style:paragraph-properties fo:margin-top="0cm" fo:margin-bottom="0.423cm" style:contextual-spacing="false" fo:orphans="2" fo:widows="2"/>
    </style:style>
    <style:style style:name="P20" style:family="paragraph" style:parent-style-name="Text_20_body" style:list-style-name="L7">
      <style:paragraph-properties fo:margin-top="0.423cm" fo:margin-bottom="0.423cm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f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4292f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24292f" loext:opacity="100%" style:font-name="ui-monospace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4292f" loext:opacity="100%" style:font-name="ui-monospace" fo:font-size="9.75pt" fo:letter-spacing="normal" fo:font-style="normal" fo:font-weight="normal" fo:background-color="#ffff00" loext:char-shading-value="0" loext:padding="0cm" loext:border="none"/>
    </style:style>
    <style:style style:name="T6" style:family="text">
      <style:text-properties fo:font-variant="normal" fo:text-transform="none" fo:color="#24292f" loext:opacity="100%" style:font-name="ui-monospace" fo:font-size="9.75pt" fo:letter-spacing="normal" fo:font-style="normal" fo:font-weight="normal" fo:background-color="#ffff00" loext:char-shading-value="0" loext:padding="0cm" loext:border="none"/>
    </style:style>
    <style:style style:name="T7" style:family="text">
      <style:text-properties fo:font-variant="normal" fo:text-transform="none" fo:color="#24292f" loext:opacity="100%" style:font-name="apple-system" fo:font-size="12pt" fo:letter-spacing="normal" fo:font-style="normal" fo:font-weight="bold"/>
    </style:style>
    <style:style style:name="T8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9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style:font-name="ui-monospace" fo:font-size="9.75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mana Spring React - Episódio 3</text:h>
      <text:p text:style-name="P9"><text:span text:style-name="Emphasis"><text:span text:style-name="T1">Crie um app completo para seu portfólio com as tecnologias mais demandadas do mercado</text:span></text:span></text:p>
      <text:h text:style-name="P3" text:outline-level="2"><text:bookmark text:name="user-content-realização"/>Realização</text:h>
      <text:p text:style-name="P10"><text:a xlink:type="simple" xlink:href="https://devsuperior.com.br/" text:style-name="Internet_20_link" text:visited-style-name="Visited_20_Internet_20_Link"><text:span text:style-name="T2">DevSuperior - Escola de programação</text:span></text:a></text:p>
      <text:h text:style-name="P3" text:outline-level="2"><text:bookmark text:name="user-content-objetivos-do-projeto-para-esta-aula"/>Objetivos do projeto para esta aula</text:h>
      <text:list xml:id="list1407420391" text:style-name="L1">
        <text:list-item>
          <text:p text:style-name="P14">Integrar back end e front end</text:p>
        </text:list-item>
        <text:list-item>
          <text:p text:style-name="P14">Implantar o front end</text:p>
        </text:list-item>
      </text:list>
      <text:h text:style-name="P2" text:outline-level="1"><text:bookmark text:name="user-content-checklist"/>Checklist</text:h>
      <text:h text:style-name="P3" text:outline-level="2"><text:bookmark text:name="user-content-passo-primeira-requisição-com-axios-e-useeffect"/>Passo: Primeira requisição com Axios e useEffect</text:h>
      <text:p text:style-name="P4"><text:span text:style-name="Source_20_Text"><text:span text:style-name="T6">yarn add axios@0.27.2</text:span></text:span></text:p>
      <text:list xml:id="list2950472868" text:style-name="L2">
        <text:list-item>
          <text:p text:style-name="P15"><text:span text:style-name="Strong_20_Emphasis"><text:span text:style-name="T7">COMMIT: Axios, useEffect first request</text:span></text:span></text:p>
        </text:list-item>
      </text:list>
      <text:h text:style-name="P3" text:outline-level="2"><text:bookmark text:name="user-content-passo-listagem-de-vendas"/>Passo: Listagem de vendas</text:h>
      <text:p text:style-name="P11">Definição da BASE_URL:</text:p>
      <text:p text:style-name="P5">export const BASE_URL = import.meta.env.VITE_BACKEND_URL ?? "http://localhost:8080";</text:p>
      <text:list xml:id="list3979045439" text:style-name="L3">
        <text:list-item>
          <text:p text:style-name="P16"><text:span text:style-name="Strong_20_Emphasis"><text:span text:style-name="T7">COMMIT: Sale listing</text:span></text:span></text:p>
        </text:list-item>
      </text:list>
      <text:h text:style-name="P3" text:outline-level="2"><text:bookmark text:name="user-content-passo-passando-as-datas-como-argumento"/>Passo: Passando as datas como argumento</text:h>
      <text:list xml:id="list2338386826" text:style-name="L4">
        <text:list-item>
          <text:p text:style-name="P17"><text:span text:style-name="Strong_20_Emphasis"><text:span text:style-name="T7">COMMIT: Date update</text:span></text:span></text:p>
        </text:list-item>
      </text:list>
      <text:h text:style-name="P3" text:outline-level="2"><text:bookmark text:name="user-content-passo-enviar-notificação"/><text:soft-page-break/>Passo: Enviar notificação</text:h>
      <text:list xml:id="list1368471836" text:style-name="L5">
        <text:list-item>
          <text:p text:style-name="P18"><text:span text:style-name="Strong_20_Emphasis"><text:span text:style-name="T7">COMMIT: Send notification</text:span></text:span></text:p>
        </text:list-item>
      </text:list>
      <text:h text:style-name="P3" text:outline-level="2"><text:bookmark text:name="user-content-passo-mensagem-toast-de-confirmação"/>Passo: Mensagem Toast de confirmação</text:h>
      <text:p text:style-name="P4"><text:span text:style-name="Source_20_Text"><text:span text:style-name="T3">yarn add react-toastify@9.0.5</text:span></text:span></text:p>
      <text:p text:style-name="P11">No App.tsx:</text:p>
      <text:p text:style-name="P5">import { ToastContainer } from 'react-toastify';</text:p>
      <text:p text:style-name="P6">import 'react-toastify/dist/ReactToastify.css';</text:p>
      <text:list xml:id="list1438821171" text:style-name="L6">
        <text:list-item>
          <text:p text:style-name="P19"><text:span text:style-name="Strong_20_Emphasis"><text:span text:style-name="T7">COMMIT: Toast</text:span></text:span></text:p>
        </text:list-item>
      </text:list>
      <text:h text:style-name="P3" text:outline-level="2"><text:bookmark text:name="user-content-passo-deploy-no-netlify"/>Passo: Deploy no Netlify</text:h>
      <text:p text:style-name="P12"><text:span text:style-name="T8">Antes: acrescente  </text:span><text:span text:style-name="Source_20_Text"><text:span text:style-name="T4">window.React = React</text:span></text:span><text:span text:style-name="T8">  no seu main.tsx conforme abaixo, e salve um novo commit:</text:span></text:p>
      <text:p text:style-name="P12"><text:span text:style-name="T8"/></text:p>
      <text:p text:style-name="P5">import React from 'react'</text:p>
      <text:p text:style-name="P6">import ReactDOM from 'react-dom/client'</text:p>
      <text:p text:style-name="P6">import App from './App'</text:p>
      <text:p text:style-name="P6">import './index.css'</text:p>
      <text:p text:style-name="P8"/>
      <text:p text:style-name="P6">window.React = React</text:p>
      <text:p text:style-name="P8"/>
      <text:p text:style-name="P6">ReactDOM.createRoot(document.getElementById('root') as HTMLElement).render(</text:p>
      <text:p text:style-name="P7"><text:s text:c="2"/><text:span text:style-name="T10">&lt;React.StrictMode&gt;</text:span></text:p>
      <text:p text:style-name="P7"><text:s text:c="4"/><text:span text:style-name="T10">&lt;App /&gt;</text:span></text:p>
      <text:p text:style-name="P7"><text:s text:c="2"/><text:span text:style-name="T10">&lt;/React.StrictMode&gt;</text:span></text:p>
      <text:p text:style-name="P6">)</text:p>
      <text:p text:style-name="P10"><text:a xlink:type="simple" xlink:href="https://www.netlify.com/" text:style-name="Internet_20_link" text:visited-style-name="Visited_20_Internet_20_Link"><text:span text:style-name="T2">https://www.netlify.com/</text:span></text:a></text:p>
      <text:list xml:id="list3094115630" text:style-name="L7">
        <text:list-item>
          <text:p text:style-name="P20">Deploy básico</text:p>
          <text:list>
            <text:list-item>
              <text:p text:style-name="P13">Base directory: frontend</text:p>
            </text:list-item>
            <text:list-item>
              <text:p text:style-name="P13">Build command: yarn build</text:p>
            </text:list-item>
            <text:list-item>
              <text:p text:style-name="P13">Publish directory: frontend/dist</text:p>
            </text:list-item>
            <text:list-item>
              <text:p text:style-name="P13">Variáveis de ambiente:</text:p>
              <text:list>
                <text:list-item>
                  <text:p text:style-name="P13">VITE_BACKEND_URL</text:p>
                </text:list-item>
              </text:list>
            </text:list-item>
          </text:list>
        </text:list-item>
        <text:list-item>
          <text:p text:style-name="P20">Configurações adicionais</text:p>
          <text:list>
            <text:list-item>
              <text:p text:style-name="P13"><text:soft-page-break/>Site settings -&gt; Domain Management: (colocar o nome que você quiser)</text:p>
            </text:list-item>
            <text:list-item>
              <text:p text:style-name="P13">Deploys -&gt; Trigger deploy</text:p>
            </text:list-item>
          </text:list>
        </text:list-item>
      </text:list>
      <text:h text:style-name="P3" text:outline-level="2"><text:bookmark text:name="user-content-parabéns"/>PARABÉNS!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5:18:48.146708382</meta:creation-date>
    <dc:date>2022-11-22T15:24:53.623276591</dc:date>
    <meta:editing-duration>PT6M13S</meta:editing-duration>
    <meta:editing-cycles>1</meta:editing-cycles>
    <meta:document-statistic meta:table-count="0" meta:image-count="0" meta:object-count="0" meta:page-count="3" meta:paragraph-count="48" meta:word-count="205" meta:character-count="1480" meta:non-whitespace-character-count="1329"/>
    <meta:generator>LibreOffice/7.1.6.2$Linux_X86_64 LibreOffice_project/0e133318fcee89abacd6a7d077e292f1145735c3</meta:generator>
  </office:meta>
</office:document-meta>
</file>